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8cd3" officeooo:paragraph-rsid="00158cd3"/>
    </style:style>
    <style:style style:name="P2" style:family="paragraph" style:parent-style-name="Standard">
      <style:text-properties style:text-underline-style="solid" style:text-underline-width="auto" style:text-underline-color="font-color" officeooo:rsid="0016e857" officeooo:paragraph-rsid="0016e857"/>
    </style:style>
    <style:style style:name="P3" style:family="paragraph" style:parent-style-name="Standard">
      <style:text-properties style:text-underline-style="solid" style:text-underline-width="auto" style:text-underline-color="font-color" officeooo:rsid="001a23ff" officeooo:paragraph-rsid="001a23ff"/>
    </style:style>
    <style:style style:name="P4" style:family="paragraph" style:parent-style-name="Standard">
      <style:text-properties style:text-underline-style="solid" style:text-underline-width="auto" style:text-underline-color="font-color" officeooo:rsid="001aa210" officeooo:paragraph-rsid="001aa210"/>
    </style:style>
    <style:style style:name="P5" style:family="paragraph" style:parent-style-name="Standard">
      <style:text-properties style:text-underline-style="solid" style:text-underline-width="auto" style:text-underline-color="font-color" officeooo:rsid="001c0291" officeooo:paragraph-rsid="001c0291"/>
    </style:style>
    <style:style style:name="P6" style:family="paragraph" style:parent-style-name="Standard">
      <style:text-properties style:text-underline-style="solid" style:text-underline-width="auto" style:text-underline-color="font-color" officeooo:rsid="001cecd9" officeooo:paragraph-rsid="001cecd9"/>
    </style:style>
    <style:style style:name="P7" style:family="paragraph" style:parent-style-name="Standard">
      <style:text-properties style:text-underline-style="none" officeooo:rsid="00158cd3" officeooo:paragraph-rsid="00158cd3"/>
    </style:style>
    <style:style style:name="P8" style:family="paragraph" style:parent-style-name="Standard">
      <style:text-properties style:text-underline-style="none" officeooo:rsid="0016e857" officeooo:paragraph-rsid="0016e857"/>
    </style:style>
    <style:style style:name="P9" style:family="paragraph" style:parent-style-name="Standard">
      <style:text-properties style:text-underline-style="none" officeooo:rsid="001892ba" officeooo:paragraph-rsid="001892ba"/>
    </style:style>
    <style:style style:name="P10" style:family="paragraph" style:parent-style-name="Standard">
      <style:text-properties style:text-underline-style="none" officeooo:rsid="001a23ff" officeooo:paragraph-rsid="001a23ff"/>
    </style:style>
    <style:style style:name="P11" style:family="paragraph" style:parent-style-name="Standard">
      <style:text-properties style:text-underline-style="none" officeooo:rsid="001aa210" officeooo:paragraph-rsid="001aa210"/>
    </style:style>
    <style:style style:name="P12" style:family="paragraph" style:parent-style-name="Standard">
      <style:text-properties style:text-underline-style="none" officeooo:rsid="001c0291" officeooo:paragraph-rsid="001c0291"/>
    </style:style>
    <style:style style:name="P13" style:family="paragraph" style:parent-style-name="Standard">
      <style:text-properties style:text-underline-style="none" officeooo:rsid="001c5cbd" officeooo:paragraph-rsid="001c5cbd"/>
    </style:style>
    <style:style style:name="P14" style:family="paragraph" style:parent-style-name="Standard">
      <style:text-properties style:text-underline-style="none" officeooo:rsid="001cecd9" officeooo:paragraph-rsid="001cecd9"/>
    </style:style>
    <style:style style:name="P15" style:family="paragraph" style:parent-style-name="Standard">
      <style:text-properties style:text-underline-style="solid" style:text-underline-width="auto" style:text-underline-color="font-color" officeooo:rsid="001aa210" officeooo:paragraph-rsid="001aa210"/>
    </style:style>
    <style:style style:name="P16" style:family="paragraph" style:parent-style-name="Standard">
      <style:text-properties style:text-underline-style="solid" style:text-underline-width="auto" style:text-underline-color="font-color" officeooo:rsid="001dd588" officeooo:paragraph-rsid="001dd588"/>
    </style:style>
    <style:style style:name="P17" style:family="paragraph" style:parent-style-name="Standard">
      <style:text-properties style:text-underline-style="none" officeooo:rsid="0016e857" officeooo:paragraph-rsid="0016e857"/>
    </style:style>
    <style:style style:name="P18" style:family="paragraph" style:parent-style-name="Standard">
      <style:text-properties style:text-underline-style="none" officeooo:rsid="00158cd3" officeooo:paragraph-rsid="00158cd3"/>
    </style:style>
    <style:style style:name="P19" style:family="paragraph" style:parent-style-name="Standard">
      <style:text-properties style:text-underline-style="none" officeooo:rsid="001c0291" officeooo:paragraph-rsid="001c0291"/>
    </style:style>
    <style:style style:name="P20" style:family="paragraph" style:parent-style-name="Standard">
      <style:text-properties style:text-underline-style="none" officeooo:rsid="001dd588" officeooo:paragraph-rsid="001dd588"/>
    </style:style>
    <style:style style:name="T1" style:family="text">
      <style:text-properties style:text-position="super 58%"/>
    </style:style>
    <style:style style:name="T2" style:family="text">
      <style:text-properties officeooo:rsid="001aa210"/>
    </style:style>
    <style:style style:name="T3" style:family="text">
      <style:text-properties officeooo:rsid="001c0291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pic : Memory leaks &amp; Libraries</text:p>
      <text:p text:style-name="P12"/>
      <text:p text:style-name="P12">1. Types of tools to check memory leaks ?</text:p>
      <text:p text:style-name="P12">2. What exactly Libraries contains ?</text:p>
      <text:p text:style-name="P12">3. practical implementation of libraries ?</text:p>
      <text:p text:style-name="P12"/>
      <text:p text:style-name="P5">Topic : Execution environment &amp; types of kernels</text:p>
      <text:p text:style-name="P1"/>
      <text:p text:style-name="P12">1. Example of OS which uses Kernel based Execution</text:p>
      <text:p text:style-name="P12">2. Can we change kernel function definition in kernel code ?</text:p>
      <text:p text:style-name="P12">3. Type of kernel used for Embedded systems ?</text:p>
      <text:p text:style-name="P12">4. Type of Execution environment used in Embedded systems ?</text:p>
      <text:p text:style-name="P12"/>
      <text:p text:style-name="P16">Topic : VFS &amp; EXT2 File system </text:p>
      <text:p text:style-name="P12"/>
      <text:p text:style-name="P20">1. How can we recover a file ?</text:p>
      <text:p text:style-name="P20">2. What happens during mounting ?</text:p>
      <text:p text:style-name="P20">3. What modifications takes place in VFS structures</text:p>
      <text:p text:style-name="P20"><text:tab/>a) if we cut a <text:span text:style-name="T4">file</text:span> from one directory &amp; pasted in other directory (cut &amp; paste)</text:p>
      <text:p text:style-name="P20"><text:tab/>b) if we copy a <text:span text:style-name="T4">file</text:span> from one directory to other directory (copy &amp; paste)</text:p>
      <text:p text:style-name="P20"><text:tab/>c) if we cut <text:span text:style-name="T4">some portion of data </text:span>from file and pasted into other file</text:p>
      <text:p text:style-name="P12"/>
      <text:p text:style-name="P5">Topic : Process state tansition &amp; PCB</text:p>
      <text:p text:style-name="P12"/>
      <text:p text:style-name="P12">1. What is new process ?</text:p>
      <text:p text:style-name="P12">2. Where ready_queue is present ?</text:p>
      <text:p text:style-name="P12">3. Who will take care about process ?</text:p>
      <text:p text:style-name="P12">4. Where pcbs are stored &amp; who will manage them ?</text:p>
      <text:p text:style-name="P12">5. Where exactly context switch happens &amp; what will happen to registers ?</text:p>
      <text:p text:style-name="P12">6. Whether the states are stored anywhere ?</text:p>
      <text:p text:style-name="P12">7. Who is executing init process ?</text:p>
      <text:p text:style-name="P12">8. If child process is created using fork( ), whether pending signals present in parent are also coppied to child ?</text:p>
      <text:p text:style-name="P12">9. How pcb comes into picture, In which part of OS it comes ?</text:p>
      <text:p text:style-name="P12">10. What is kernel address space ?</text:p>
      <text:p text:style-name="P1"/>
      <text:p text:style-name="P5">Topic : fork( ), exec ( )</text:p>
      <text:p text:style-name="P12"/>
      <text:p text:style-name="P13">1. If fork is being executed in what state parent will be ?</text:p>
      <text:p text:style-name="P13">2. To execute one of the environment variables , which exec family is used ?</text:p>
      <text:p text:style-name="P13">3. Why there are 3 ways of creating a child (fork, vfork, clone), when they are used ?</text:p>
      <text:p text:style-name="P13">4. When exactly fork( ) will fail ?</text:p>
      <text:p text:style-name="P13">5. Who will keep track of child when parent is terminated first ?</text:p>
      <text:p text:style-name="P13">6. How child notifies to parent ?</text:p>
      <text:p text:style-name="P13">7. Is there any case where parent need not want to know the status of child(i.e., child will not send its termination status) ?</text:p>
      <text:p text:style-name="P13"/>
      <text:p text:style-name="P6">Topic : file offset, VAS, PAS</text:p>
      <text:p text:style-name="P14"/>
      <text:p text:style-name="P14">1.What is advantage of making vm_file as NULL ?</text:p>
      <text:p text:style-name="P14">2. Node is not created means ?</text:p>
      <text:p text:style-name="P14">3. Default size of kernel stack &amp; user stack , command to check ?</text:p>
      <text:p text:style-name="P14"><text:soft-page-break/>4. What happens for stack overflow , how kernel handles (whether it allows the other program to run or not) ?</text:p>
      <text:p text:style-name="P14">5. What is kernel panic?</text:p>
      <text:p text:style-name="P14"/>
      <text:p text:style-name="P6">Topic : VAS mapping with PAS</text:p>
      <text:p text:style-name="P14"/>
      <text:p text:style-name="P14">1. Who maintains pagetables ?</text:p>
      <text:p text:style-name="P14">2. VAS to PAS mapping for I/O devices ?</text:p>
      <text:p text:style-name="P12"/>
      <text:p text:style-name="P1"/>
      <text:p text:style-name="P1">Topic : Scheduler &amp; scheduling algorithm</text:p>
      <text:p text:style-name="P7"/>
      <text:p text:style-name="P7">1. What type of scheduling alogorithm kernel uses (pre-emptive or non pre-emptive) ?</text:p>
      <text:p text:style-name="P7">2. What is latency ?</text:p>
      <text:p text:style-name="P7">3. What is pre-emtive?</text:p>
      <text:p text:style-name="P7">4. Under what conditions Scheduler functionality fails ?</text:p>
      <text:p text:style-name="P7">5. What is Nice value<text:tab/>?</text:p>
      <text:p text:style-name="P7">6. CFS, floar value, ceiling value</text:p>
      <text:p text:style-name="P7"/>
      <text:p text:style-name="P1">Topic : signals</text:p>
      <text:p text:style-name="P1"/>
      <text:p text:style-name="P7">1. page fault is __________?</text:p>
      <text:p text:style-name="P7">2. What is coredump ?</text:p>
      <text:p text:style-name="P7">3. What is corefile?</text:p>
      <text:p text:style-name="P7">4. signals for ctrl+c, ctrl+d, ctrl+z</text:p>
      <text:p text:style-name="P8">5. raise()</text:p>
      <text:p text:style-name="P7"/>
      <text:p text:style-name="P1">Topic : vfork(), wait(), <text:span text:style-name="T3">COW mechanism</text:span></text:p>
      <text:p text:style-name="P7"/>
      <text:p text:style-name="P7">1. What is Zomie state ?</text:p>
      <text:p text:style-name="P7">2. What is meant by Page Exception &amp; Page Fault ?</text:p>
      <text:p text:style-name="P7">3. What 2<text:span text:style-name="T1">nd</text:span> parameter in waitpid( ) will tells about ?</text:p>
      <text:p text:style-name="P13">4. Difference between fork( ) &amp; vfork ( ) ?</text:p>
      <text:p text:style-name="P7"/>
      <text:p text:style-name="P1">Topic : Threads </text:p>
      <text:p text:style-name="P7"/>
      <text:p text:style-name="P7">1. Thread registers</text:p>
      <text:p text:style-name="P7"/>
      <text:p text:style-name="P2">Topic : FCOM &amp; DMAR</text:p>
      <text:p text:style-name="P8"/>
      <text:p text:style-name="P8">1. How to change starting address in linker script ?</text:p>
      <text:p text:style-name="P8">2. Why we need mmap ?</text:p>
      <text:p text:style-name="P8">3. What is GNU_RELRO</text:p>
      <text:p text:style-name="P8">4. Why GNU_RELRO &amp; Data segments strat at Same virtual address in program header table ?</text:p>
      <text:p text:style-name="P8">5. What is heap segment ?</text:p>
      <text:p text:style-name="P8"/>
      <text:p text:style-name="P2">Topic : ipc</text:p>
      <text:p text:style-name="P8"/>
      <text:p text:style-name="P8">1. Suppose i have physical memory , how can i access it directly ?</text:p>
      <text:p text:style-name="P8">2 . What is POSIX ?</text:p>
      <text:p text:style-name="P8">3. What are the mmap( ) &amp; shm_open( ) will do ?</text:p>
      <text:p text:style-name="P9">4. Real time example for idenfication of usage of semaphore &amp; shared memory ?</text:p>
      <text:p text:style-name="P9"><text:soft-page-break/></text:p>
      <text:p text:style-name="P3">Topic : Network Topology &amp; Network Devices</text:p>
      <text:p text:style-name="P3"/>
      <text:p text:style-name="P10">1. Which topology will give high throughput (bandwidth) ?</text:p>
      <text:p text:style-name="P10">2. Situation where star topology will give better throughput than mesh topology ?</text:p>
      <text:p text:style-name="P10">3. How topologies going to handle congestion ?(suppose lot of nodes are connected, how can we make sure that no pocket loss) ?</text:p>
      <text:p text:style-name="P10">4. Diffenetiate between Switch &amp; Bridge ? What cases they are good ?</text:p>
      <text:p text:style-name="P10">5. Which network device is better to send packet from 1 subnet to another subnet ?</text:p>
      <text:p text:style-name="P11">6.What is Gateway ?</text:p>
      <text:p text:style-name="P10"><text:span text:style-name="T2">7</text:span>. Difference between Gateway &amp; Router ?</text:p>
      <text:p text:style-name="P11">8. Maximum number of hosts can be connected to subnet ?</text:p>
      <text:p text:style-name="P10"/>
      <text:p text:style-name="P4">Topic : OSI &amp; TCP/IP headers</text:p>
      <text:p text:style-name="P10"/>
      <text:p text:style-name="P11">1. Difference between OSI &amp; TCP/IP</text:p>
      <text:p text:style-name="P11">2. Why 7 layers are present in OSI &amp; why 5 layers present in TCP/IP ?</text:p>
      <text:p text:style-name="P11"/>
      <text:p text:style-name="P4">Topic : TCP, IP, Ethernet headers </text:p>
      <text:p text:style-name="P11"/>
      <text:p text:style-name="P11">1. Who generates ISN in TCP?</text:p>
      <text:p text:style-name="P11">2. Which protocol is used by TCP header to transfer data ?</text:p>
      <text:p text:style-name="P11">3. Why fragmentation ?</text:p>
      <text:p text:style-name="P11">4. Why header &amp; tailer present in Datalink layer ?</text:p>
      <text:p text:style-name="P11"/>
      <text:p text:style-name="P4">Topic : Socket programming</text:p>
      <text:p text:style-name="P11"/>
      <text:p text:style-name="P11">1. What is sockaddr structure ?</text:p>
      <text:p text:style-name="P11">2. What bind ( ) wiil do?</text:p>
      <text:p text:style-name="P11">3. How can we get ip-address &amp; port number ?</text:p>
      <text:p text:style-name="P11">4. What is Passive socket ?</text:p>
      <text:p text:style-name="P11">5. What exactly connect ( ) does ?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shik </meta:initial-creator>
    <meta:creation-date>2016-12-02T08:13:43.374995595</meta:creation-date>
    <dc:date>2016-12-02T09:52:15.742175456</dc:date>
    <dc:creator>Kowshik </dc:creator>
    <meta:editing-duration>PT45M12S</meta:editing-duration>
    <meta:editing-cycles>7</meta:editing-cycles>
    <meta:generator>LibreOffice/4.2.4.2$Linux_x86 LibreOffice_project/420m0$Build-2</meta:generator>
    <meta:document-statistic meta:table-count="0" meta:image-count="0" meta:object-count="0" meta:page-count="3" meta:paragraph-count="98" meta:word-count="874" meta:character-count="4408" meta:non-whitespace-character-count="3626"/>
  </office:meta>
</office:document-meta>
</file>